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AccessUtils.singleResult( @ Nullable Collection &lt; T &gt; resul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AccessUtils.translateIfNecessary( RuntimeException rawException , PersistenceExceptionTranslator p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AccessUtils.objectResult( @ Nullable Collection &lt; ? &gt; results , @ Nullable Class &lt; T &gt; required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ataAccessUtils.intResult( @ Nullable Collection &lt; ? &gt; 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AccessUtils.requiredUniqueResult( @ Nullable Collection &lt; T &gt; resul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AccessUtils.longResult( @ Nullable Collection &lt; ? &gt; 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AccessUtils.nullableSingleResult( @ Nullable Collection &lt; T &gt; resul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AccessUtils.uniqueResult( @ Nullable Collection &lt; T &gt; resul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AccessUtils.requiredSingleResult( @ Nullable Collection &lt; T &gt; resul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